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1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" style:family="table-cell" style:parent-style-name="Default" style:data-style-name="N106"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" style:family="table-cell" style:parent-style-name="Default" style:data-style-name="N106">
      <style:table-cell-properties fo:border-bottom="0.071cm solid #000000" fo:background-color="transparent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1">
      <style:table-cell-properties fo:background-color="#ffffcc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1"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110">
      <style:table-cell-properties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11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1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11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20" style:family="table-cell" style:parent-style-name="Default" style:data-style-name="N108">
      <style:table-cell-properties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108">
      <style:table-cell-properties fo:background-color="transparent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style:font-name-asian="Times New Roman" style:font-name-complex="Times New Roman"/>
    </style:style>
    <style:style style:name="ce23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" style:family="table-cell" style:parent-style-name="Default" style:data-style-name="N108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fo:color="#ff0000" style:font-name="Times New Roman" style:font-name-asian="Times New Roman" style:font-name-complex="Times New Roman"/>
    </style:style>
    <style:style style:name="ce26" style:family="table-cell" style:parent-style-name="Default" style:data-style-name="N108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fo:color="#ff0000" style:font-name="Times New Roman1" style:font-name-asian="Times New Roman" style:font-name-complex="Times New Roman"/>
    </style:style>
    <style:style style:name="ce27" style:family="table-cell" style:parent-style-name="Default" style:data-style-name="N106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1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color="#ff0000" style:font-name="Times New Roman" style:font-name-asian="Times New Roman" style:font-name-complex="Times New Roman"/>
    </style:style>
    <style:style style:name="ce30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Times New Roman" style:font-name-asian="Times New Roman" style:font-name-complex="Times New Roman"/>
    </style:style>
    <style:style style:name="ce31" style:family="table-cell" style:parent-style-name="Default" style:data-style-name="N1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fo:color="#ff0000" style:font-name="Times New Roman1" style:font-name-asian="Times New Roman" style:font-name-complex="Times New Roman"/>
    </style:style>
    <style:style style:name="ce32" style:family="table-cell" style:parent-style-name="Default" style:data-style-name="N108">
      <style:table-cell-properties fo:border-bottom="0.002cm solid #000000" fo:background-color="#ffffcc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date() and cell-content-is-between(38353,42369)" table:allow-empty-cell="true" table:base-cell-address="Apr09.A1">
          <table:help-message table:display="true"/>
          <table:error-message table:message-type="stop" table:title="DATE ERROR" table:display="true">
            <text:p>While dates outside the financial year can be accepted for valid transactions the date may not have been entered in the correct format.</text:p>
            <text:p/>
            <text:p>CORRECT DATE FORMAT IS DD/MM/YY</text:p>
            <text:p/>
            <text:p>Example 25/12/08 then appears as 25-Dec-08</text:p>
          </table:error-message>
        </table:content-validation>
      </table:content-validations>
      <table:table table:name="Apr09" table:style-name="ta1" table:print-ranges="Apr09.A1:Apr09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1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09" table:style-name="ta1" table:print-ranges="May09.A1:May09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Apr09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09" table:style-name="ta1" table:print-ranges="Jun09.A1:Jun09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May09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09" table:style-name="ta1" table:print-ranges="Jul09.A1:Jul09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Jun09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g09" table:style-name="ta1" table:print-ranges="Aug09.A1:Aug09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Jul09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09" table:style-name="ta1" table:print-ranges="Sep09.A1:Sep09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Aug09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t09" table:style-name="ta1" table:print-ranges="Oct09.A1:Oct09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Sep09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v09" table:style-name="ta1" table:print-ranges="Nov09.A1:Nov09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Oct09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09" table:style-name="ta1" table:print-ranges="Dec09.A1:Dec09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Nov09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10" table:style-name="ta1" table:print-ranges="Jan10.A1:Jan10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Dec09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b10" table:style-name="ta1" table:print-ranges="Feb10.A1:Feb10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default-cell-style-name="ce6"/>
        <table:table-column table:style-name="co8" table:default-cell-style-name="ce6"/>
        <table:table-column table:style-name="co1" table:number-columns-repeated="1013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Jan10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10" table:style-name="ta1" table:print-ranges="Mar10.A1:Mar10.K68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4"/>
        <table:table-column table:style-name="co5" table:default-cell-style-name="ce18"/>
        <table:table-column table:style-name="co6" table:number-columns-repeated="2" table:default-cell-style-name="ce20"/>
        <table:table-column table:style-name="co6" table:default-cell-style-name="ce25"/>
        <table:table-column table:style-name="co7" table:default-cell-style-name="ce29"/>
        <table:table-column table:style-name="co1" table:number-columns-repeated="1015" table:default-cell-style-name="ce6"/>
        <table:table-row table:style-name="ro2">
          <table:table-cell table:style-name="ce1" office:value-type="string" table:number-columns-spanned="1" table:number-rows-spanned="3">
            <text:p>Sales <text:s text:c="3"/>Date</text:p>
          </table:table-cell>
          <table:table-cell table:style-name="ce5" office:value-type="string" table:number-columns-spanned="1" table:number-rows-spanned="3">
            <text:p>Customer Name</text:p>
          </table:table-cell>
          <table:table-cell table:style-name="ce8"/>
          <table:table-cell table:style-name="ce12" office:value-type="string">
            <text:p>Total for Month</text:p>
          </table:table-cell>
          <table:table-cell table:style-name="ce16" table:formula="of:=SUM([.E4:.E300])" office:value-type="float" office:value="0">
            <text:p>0 </text:p>
          </table:table-cell>
          <table:table-cell table:style-name="ce12" table:formula="of:=SUM([.F4:.F300])" office:value-type="float" office:value="0">
            <text:p>0.00 </text:p>
          </table:table-cell>
          <table:table-cell table:style-name="ce12" table:formula="of:=SUM([.G4:.G300])" office:value-type="float" office:value="0">
            <text:p>0.00 </text:p>
          </table:table-cell>
          <table:table-cell table:style-name="ce23" table:formula="of:=SUM([.H4:.H300])" office:value-type="float" office:value="0">
            <text:p>0.00 </text:p>
          </table:table-cell>
          <table:table-cell table:style-name="ce27" table:formula="of:=TODAY()" office:value-type="date" office:date-value="2010-11-19">
            <text:p>19-Nov-10</text:p>
          </table:table-cell>
          <table:table-cell table:style-name="ce12" table:formula="of:=SUM([.J4:.J300])" office:value-type="float" office:value="0">
            <text:p>0.00 </text:p>
          </table:table-cell>
          <table:table-cell table:style-name="ce32" table:formula="of:=[.J1]+[$Feb10.K1]" office:value-type="float" office:value="0">
            <text:p>0.00 </text:p>
          </table:table-cell>
          <table:table-cell table:style-name="ce33" table:number-columns-repeated="1013"/>
        </table:table-row>
        <table:table-row table:style-name="ro2">
          <table:covered-table-cell table:number-columns-repeated="2"/>
          <table:table-cell table:style-name="ce9" office:value-type="string" table:number-columns-spanned="1" table:number-rows-spanned="2">
            <text:p>Sales Invoice or reference</text:p>
          </table:table-cell>
          <table:table-cell table:style-name="ce13" office:value-type="string" table:number-columns-spanned="1" table:number-rows-spanned="2">
            <text:p>Receipt record <text:s text:c="11"/>Cash, Bank deposit, Dr Cr Card</text:p>
          </table:table-cell>
          <table:table-cell table:style-name="ce17" office:value-type="string" table:number-columns-spanned="1" table:number-rows-spanned="2">
            <text:p>Sales Mileage</text:p>
          </table:table-cell>
          <table:table-cell table:style-name="ce5" office:value-type="string" table:number-columns-spanned="1" table:number-rows-spanned="2">
            <text:p>Gross Sales Value</text:p>
          </table:table-cell>
          <table:table-cell table:style-name="ce5" office:value-type="string" table:number-columns-spanned="1" table:number-rows-spanned="2">
            <text:p>Other Income (start up grants)</text:p>
          </table:table-cell>
          <table:table-cell table:style-name="ce24" office:value-type="string" table:number-columns-spanned="1" table:number-rows-spanned="2">
            <text:p>Sales Value not yet received</text:p>
          </table:table-cell>
          <table:table-cell table:style-name="ce28" office:value-type="string" table:number-columns-spanned="1" table:number-rows-spanned="2">
            <text:p>Number of Days Outstanding</text:p>
          </table:table-cell>
          <table:table-cell table:style-name="ce5" office:value-type="string" table:number-columns-spanned="2" table:number-rows-spanned="1">
            <text:p>Sub contractors only</text:p>
          </table:table-cell>
          <table:covered-table-cell/>
          <table:table-cell table:style-name="ce33" table:number-columns-repeated="1013"/>
        </table:table-row>
        <table:table-row table:style-name="ro3">
          <table:covered-table-cell table:number-columns-repeated="9"/>
          <table:table-cell table:style-name="ce5" office:value-type="string">
            <text:p>CIS Tax Deducted</text:p>
          </table:table-cell>
          <table:table-cell table:style-name="ce5" office:value-type="string">
            <text:p>CIS Certificate reference</text:p>
          </table:table-cell>
          <table:table-cell table:style-name="ce34" table:number-columns-repeated="1013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]&lt;&gt;0);IF(([.D4]&gt;0);&quot; &quot;;[.F4]);&quot; &quot;)" office:value-type="string" office:string-value=" ">
            <text:p><text:s/></text:p>
          </table:table-cell>
          <table:table-cell table:style-name="ce30" table:formula="of:=IF(([.F4]&lt;&gt;0);IF(([.D4]&gt;0);&quot; &quot;;([.I$1]-[.A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]&lt;&gt;0);IF(([.D5]&gt;0);&quot; &quot;;[.F5]);&quot; &quot;)" office:value-type="string" office:string-value=" ">
            <text:p><text:s/></text:p>
          </table:table-cell>
          <table:table-cell table:style-name="ce30" table:formula="of:=IF(([.F5]&lt;&gt;0);IF(([.D5]&gt;0);&quot; &quot;;([.I$1]-[.A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]&lt;&gt;0);IF(([.D6]&gt;0);&quot; &quot;;[.F6]);&quot; &quot;)" office:value-type="string" office:string-value=" ">
            <text:p><text:s/></text:p>
          </table:table-cell>
          <table:table-cell table:style-name="ce30" table:formula="of:=IF(([.F6]&lt;&gt;0);IF(([.D6]&gt;0);&quot; &quot;;([.I$1]-[.A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]&lt;&gt;0);IF(([.D7]&gt;0);&quot; &quot;;[.F7]);&quot; &quot;)" office:value-type="string" office:string-value=" ">
            <text:p><text:s/></text:p>
          </table:table-cell>
          <table:table-cell table:style-name="ce30" table:formula="of:=IF(([.F7]&lt;&gt;0);IF(([.D7]&gt;0);&quot; &quot;;([.I$1]-[.A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]&lt;&gt;0);IF(([.D8]&gt;0);&quot; &quot;;[.F8]);&quot; &quot;)" office:value-type="string" office:string-value=" ">
            <text:p><text:s/></text:p>
          </table:table-cell>
          <table:table-cell table:style-name="ce30" table:formula="of:=IF(([.F8]&lt;&gt;0);IF(([.D8]&gt;0);&quot; &quot;;([.I$1]-[.A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]&lt;&gt;0);IF(([.D9]&gt;0);&quot; &quot;;[.F9]);&quot; &quot;)" office:value-type="string" office:string-value=" ">
            <text:p><text:s/></text:p>
          </table:table-cell>
          <table:table-cell table:style-name="ce30" table:formula="of:=IF(([.F9]&lt;&gt;0);IF(([.D9]&gt;0);&quot; &quot;;([.I$1]-[.A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]&lt;&gt;0);IF(([.D10]&gt;0);&quot; &quot;;[.F10]);&quot; &quot;)" office:value-type="string" office:string-value=" ">
            <text:p><text:s/></text:p>
          </table:table-cell>
          <table:table-cell table:style-name="ce30" table:formula="of:=IF(([.F10]&lt;&gt;0);IF(([.D10]&gt;0);&quot; &quot;;([.I$1]-[.A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]&lt;&gt;0);IF(([.D11]&gt;0);&quot; &quot;;[.F11]);&quot; &quot;)" office:value-type="string" office:string-value=" ">
            <text:p><text:s/></text:p>
          </table:table-cell>
          <table:table-cell table:style-name="ce30" table:formula="of:=IF(([.F11]&lt;&gt;0);IF(([.D11]&gt;0);&quot; &quot;;([.I$1]-[.A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]&lt;&gt;0);IF(([.D12]&gt;0);&quot; &quot;;[.F12]);&quot; &quot;)" office:value-type="string" office:string-value=" ">
            <text:p><text:s/></text:p>
          </table:table-cell>
          <table:table-cell table:style-name="ce30" table:formula="of:=IF(([.F12]&lt;&gt;0);IF(([.D12]&gt;0);&quot; &quot;;([.I$1]-[.A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]&lt;&gt;0);IF(([.D13]&gt;0);&quot; &quot;;[.F13]);&quot; &quot;)" office:value-type="string" office:string-value=" ">
            <text:p><text:s/></text:p>
          </table:table-cell>
          <table:table-cell table:style-name="ce30" table:formula="of:=IF(([.F13]&lt;&gt;0);IF(([.D13]&gt;0);&quot; &quot;;([.I$1]-[.A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]&lt;&gt;0);IF(([.D14]&gt;0);&quot; &quot;;[.F14]);&quot; &quot;)" office:value-type="string" office:string-value=" ">
            <text:p><text:s/></text:p>
          </table:table-cell>
          <table:table-cell table:style-name="ce30" table:formula="of:=IF(([.F14]&lt;&gt;0);IF(([.D14]&gt;0);&quot; &quot;;([.I$1]-[.A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]&lt;&gt;0);IF(([.D15]&gt;0);&quot; &quot;;[.F15]);&quot; &quot;)" office:value-type="string" office:string-value=" ">
            <text:p><text:s/></text:p>
          </table:table-cell>
          <table:table-cell table:style-name="ce30" table:formula="of:=IF(([.F15]&lt;&gt;0);IF(([.D15]&gt;0);&quot; &quot;;([.I$1]-[.A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]&lt;&gt;0);IF(([.D16]&gt;0);&quot; &quot;;[.F16]);&quot; &quot;)" office:value-type="string" office:string-value=" ">
            <text:p><text:s/></text:p>
          </table:table-cell>
          <table:table-cell table:style-name="ce30" table:formula="of:=IF(([.F16]&lt;&gt;0);IF(([.D16]&gt;0);&quot; &quot;;([.I$1]-[.A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]&lt;&gt;0);IF(([.D17]&gt;0);&quot; &quot;;[.F17]);&quot; &quot;)" office:value-type="string" office:string-value=" ">
            <text:p><text:s/></text:p>
          </table:table-cell>
          <table:table-cell table:style-name="ce30" table:formula="of:=IF(([.F17]&lt;&gt;0);IF(([.D17]&gt;0);&quot; &quot;;([.I$1]-[.A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]&lt;&gt;0);IF(([.D18]&gt;0);&quot; &quot;;[.F18]);&quot; &quot;)" office:value-type="string" office:string-value=" ">
            <text:p><text:s/></text:p>
          </table:table-cell>
          <table:table-cell table:style-name="ce30" table:formula="of:=IF(([.F18]&lt;&gt;0);IF(([.D18]&gt;0);&quot; &quot;;([.I$1]-[.A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]&lt;&gt;0);IF(([.D19]&gt;0);&quot; &quot;;[.F19]);&quot; &quot;)" office:value-type="string" office:string-value=" ">
            <text:p><text:s/></text:p>
          </table:table-cell>
          <table:table-cell table:style-name="ce30" table:formula="of:=IF(([.F19]&lt;&gt;0);IF(([.D19]&gt;0);&quot; &quot;;([.I$1]-[.A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]&lt;&gt;0);IF(([.D20]&gt;0);&quot; &quot;;[.F20]);&quot; &quot;)" office:value-type="string" office:string-value=" ">
            <text:p><text:s/></text:p>
          </table:table-cell>
          <table:table-cell table:style-name="ce30" table:formula="of:=IF(([.F20]&lt;&gt;0);IF(([.D20]&gt;0);&quot; &quot;;([.I$1]-[.A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1]&lt;&gt;0);IF(([.D21]&gt;0);&quot; &quot;;[.F21]);&quot; &quot;)" office:value-type="string" office:string-value=" ">
            <text:p><text:s/></text:p>
          </table:table-cell>
          <table:table-cell table:style-name="ce30" table:formula="of:=IF(([.F21]&lt;&gt;0);IF(([.D21]&gt;0);&quot; &quot;;([.I$1]-[.A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2]&lt;&gt;0);IF(([.D22]&gt;0);&quot; &quot;;[.F22]);&quot; &quot;)" office:value-type="string" office:string-value=" ">
            <text:p><text:s/></text:p>
          </table:table-cell>
          <table:table-cell table:style-name="ce30" table:formula="of:=IF(([.F22]&lt;&gt;0);IF(([.D22]&gt;0);&quot; &quot;;([.I$1]-[.A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3]&lt;&gt;0);IF(([.D23]&gt;0);&quot; &quot;;[.F23]);&quot; &quot;)" office:value-type="string" office:string-value=" ">
            <text:p><text:s/></text:p>
          </table:table-cell>
          <table:table-cell table:style-name="ce30" table:formula="of:=IF(([.F23]&lt;&gt;0);IF(([.D23]&gt;0);&quot; &quot;;([.I$1]-[.A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4]&lt;&gt;0);IF(([.D24]&gt;0);&quot; &quot;;[.F24]);&quot; &quot;)" office:value-type="string" office:string-value=" ">
            <text:p><text:s/></text:p>
          </table:table-cell>
          <table:table-cell table:style-name="ce30" table:formula="of:=IF(([.F24]&lt;&gt;0);IF(([.D24]&gt;0);&quot; &quot;;([.I$1]-[.A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5]&lt;&gt;0);IF(([.D25]&gt;0);&quot; &quot;;[.F25]);&quot; &quot;)" office:value-type="string" office:string-value=" ">
            <text:p><text:s/></text:p>
          </table:table-cell>
          <table:table-cell table:style-name="ce30" table:formula="of:=IF(([.F25]&lt;&gt;0);IF(([.D25]&gt;0);&quot; &quot;;([.I$1]-[.A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6]&lt;&gt;0);IF(([.D26]&gt;0);&quot; &quot;;[.F26]);&quot; &quot;)" office:value-type="string" office:string-value=" ">
            <text:p><text:s/></text:p>
          </table:table-cell>
          <table:table-cell table:style-name="ce30" table:formula="of:=IF(([.F26]&lt;&gt;0);IF(([.D26]&gt;0);&quot; &quot;;([.I$1]-[.A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7]&lt;&gt;0);IF(([.D27]&gt;0);&quot; &quot;;[.F27]);&quot; &quot;)" office:value-type="string" office:string-value=" ">
            <text:p><text:s/></text:p>
          </table:table-cell>
          <table:table-cell table:style-name="ce30" table:formula="of:=IF(([.F27]&lt;&gt;0);IF(([.D27]&gt;0);&quot; &quot;;([.I$1]-[.A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8]&lt;&gt;0);IF(([.D28]&gt;0);&quot; &quot;;[.F28]);&quot; &quot;)" office:value-type="string" office:string-value=" ">
            <text:p><text:s/></text:p>
          </table:table-cell>
          <table:table-cell table:style-name="ce30" table:formula="of:=IF(([.F28]&lt;&gt;0);IF(([.D28]&gt;0);&quot; &quot;;([.I$1]-[.A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9]&lt;&gt;0);IF(([.D29]&gt;0);&quot; &quot;;[.F29]);&quot; &quot;)" office:value-type="string" office:string-value=" ">
            <text:p><text:s/></text:p>
          </table:table-cell>
          <table:table-cell table:style-name="ce30" table:formula="of:=IF(([.F29]&lt;&gt;0);IF(([.D29]&gt;0);&quot; &quot;;([.I$1]-[.A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0]&lt;&gt;0);IF(([.D30]&gt;0);&quot; &quot;;[.F30]);&quot; &quot;)" office:value-type="string" office:string-value=" ">
            <text:p><text:s/></text:p>
          </table:table-cell>
          <table:table-cell table:style-name="ce30" table:formula="of:=IF(([.F30]&lt;&gt;0);IF(([.D30]&gt;0);&quot; &quot;;([.I$1]-[.A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1]&lt;&gt;0);IF(([.D31]&gt;0);&quot; &quot;;[.F31]);&quot; &quot;)" office:value-type="string" office:string-value=" ">
            <text:p><text:s/></text:p>
          </table:table-cell>
          <table:table-cell table:style-name="ce30" table:formula="of:=IF(([.F31]&lt;&gt;0);IF(([.D31]&gt;0);&quot; &quot;;([.I$1]-[.A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2]&lt;&gt;0);IF(([.D32]&gt;0);&quot; &quot;;[.F32]);&quot; &quot;)" office:value-type="string" office:string-value=" ">
            <text:p><text:s/></text:p>
          </table:table-cell>
          <table:table-cell table:style-name="ce30" table:formula="of:=IF(([.F32]&lt;&gt;0);IF(([.D32]&gt;0);&quot; &quot;;([.I$1]-[.A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3]&lt;&gt;0);IF(([.D33]&gt;0);&quot; &quot;;[.F33]);&quot; &quot;)" office:value-type="string" office:string-value=" ">
            <text:p><text:s/></text:p>
          </table:table-cell>
          <table:table-cell table:style-name="ce30" table:formula="of:=IF(([.F33]&lt;&gt;0);IF(([.D33]&gt;0);&quot; &quot;;([.I$1]-[.A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4]&lt;&gt;0);IF(([.D34]&gt;0);&quot; &quot;;[.F34]);&quot; &quot;)" office:value-type="string" office:string-value=" ">
            <text:p><text:s/></text:p>
          </table:table-cell>
          <table:table-cell table:style-name="ce30" table:formula="of:=IF(([.F34]&lt;&gt;0);IF(([.D34]&gt;0);&quot; &quot;;([.I$1]-[.A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5]&lt;&gt;0);IF(([.D35]&gt;0);&quot; &quot;;[.F35]);&quot; &quot;)" office:value-type="string" office:string-value=" ">
            <text:p><text:s/></text:p>
          </table:table-cell>
          <table:table-cell table:style-name="ce30" table:formula="of:=IF(([.F35]&lt;&gt;0);IF(([.D35]&gt;0);&quot; &quot;;([.I$1]-[.A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6]&lt;&gt;0);IF(([.D36]&gt;0);&quot; &quot;;[.F36]);&quot; &quot;)" office:value-type="string" office:string-value=" ">
            <text:p><text:s/></text:p>
          </table:table-cell>
          <table:table-cell table:style-name="ce30" table:formula="of:=IF(([.F36]&lt;&gt;0);IF(([.D36]&gt;0);&quot; &quot;;([.I$1]-[.A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7]&lt;&gt;0);IF(([.D37]&gt;0);&quot; &quot;;[.F37]);&quot; &quot;)" office:value-type="string" office:string-value=" ">
            <text:p><text:s/></text:p>
          </table:table-cell>
          <table:table-cell table:style-name="ce30" table:formula="of:=IF(([.F37]&lt;&gt;0);IF(([.D37]&gt;0);&quot; &quot;;([.I$1]-[.A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8]&lt;&gt;0);IF(([.D38]&gt;0);&quot; &quot;;[.F38]);&quot; &quot;)" office:value-type="string" office:string-value=" ">
            <text:p><text:s/></text:p>
          </table:table-cell>
          <table:table-cell table:style-name="ce30" table:formula="of:=IF(([.F38]&lt;&gt;0);IF(([.D38]&gt;0);&quot; &quot;;([.I$1]-[.A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39]&lt;&gt;0);IF(([.D39]&gt;0);&quot; &quot;;[.F39]);&quot; &quot;)" office:value-type="string" office:string-value=" ">
            <text:p><text:s/></text:p>
          </table:table-cell>
          <table:table-cell table:style-name="ce30" table:formula="of:=IF(([.F39]&lt;&gt;0);IF(([.D39]&gt;0);&quot; &quot;;([.I$1]-[.A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0]&lt;&gt;0);IF(([.D40]&gt;0);&quot; &quot;;[.F40]);&quot; &quot;)" office:value-type="string" office:string-value=" ">
            <text:p><text:s/></text:p>
          </table:table-cell>
          <table:table-cell table:style-name="ce30" table:formula="of:=IF(([.F40]&lt;&gt;0);IF(([.D40]&gt;0);&quot; &quot;;([.I$1]-[.A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1]&lt;&gt;0);IF(([.D41]&gt;0);&quot; &quot;;[.F41]);&quot; &quot;)" office:value-type="string" office:string-value=" ">
            <text:p><text:s/></text:p>
          </table:table-cell>
          <table:table-cell table:style-name="ce30" table:formula="of:=IF(([.F41]&lt;&gt;0);IF(([.D41]&gt;0);&quot; &quot;;([.I$1]-[.A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2]&lt;&gt;0);IF(([.D42]&gt;0);&quot; &quot;;[.F42]);&quot; &quot;)" office:value-type="string" office:string-value=" ">
            <text:p><text:s/></text:p>
          </table:table-cell>
          <table:table-cell table:style-name="ce30" table:formula="of:=IF(([.F42]&lt;&gt;0);IF(([.D42]&gt;0);&quot; &quot;;([.I$1]-[.A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3]&lt;&gt;0);IF(([.D43]&gt;0);&quot; &quot;;[.F43]);&quot; &quot;)" office:value-type="string" office:string-value=" ">
            <text:p><text:s/></text:p>
          </table:table-cell>
          <table:table-cell table:style-name="ce30" table:formula="of:=IF(([.F43]&lt;&gt;0);IF(([.D43]&gt;0);&quot; &quot;;([.I$1]-[.A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4]&lt;&gt;0);IF(([.D44]&gt;0);&quot; &quot;;[.F44]);&quot; &quot;)" office:value-type="string" office:string-value=" ">
            <text:p><text:s/></text:p>
          </table:table-cell>
          <table:table-cell table:style-name="ce30" table:formula="of:=IF(([.F44]&lt;&gt;0);IF(([.D44]&gt;0);&quot; &quot;;([.I$1]-[.A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5]&lt;&gt;0);IF(([.D45]&gt;0);&quot; &quot;;[.F45]);&quot; &quot;)" office:value-type="string" office:string-value=" ">
            <text:p><text:s/></text:p>
          </table:table-cell>
          <table:table-cell table:style-name="ce30" table:formula="of:=IF(([.F45]&lt;&gt;0);IF(([.D45]&gt;0);&quot; &quot;;([.I$1]-[.A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6]&lt;&gt;0);IF(([.D46]&gt;0);&quot; &quot;;[.F46]);&quot; &quot;)" office:value-type="string" office:string-value=" ">
            <text:p><text:s/></text:p>
          </table:table-cell>
          <table:table-cell table:style-name="ce30" table:formula="of:=IF(([.F46]&lt;&gt;0);IF(([.D46]&gt;0);&quot; &quot;;([.I$1]-[.A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7]&lt;&gt;0);IF(([.D47]&gt;0);&quot; &quot;;[.F47]);&quot; &quot;)" office:value-type="string" office:string-value=" ">
            <text:p><text:s/></text:p>
          </table:table-cell>
          <table:table-cell table:style-name="ce30" table:formula="of:=IF(([.F47]&lt;&gt;0);IF(([.D47]&gt;0);&quot; &quot;;([.I$1]-[.A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8]&lt;&gt;0);IF(([.D48]&gt;0);&quot; &quot;;[.F48]);&quot; &quot;)" office:value-type="string" office:string-value=" ">
            <text:p><text:s/></text:p>
          </table:table-cell>
          <table:table-cell table:style-name="ce30" table:formula="of:=IF(([.F48]&lt;&gt;0);IF(([.D48]&gt;0);&quot; &quot;;([.I$1]-[.A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49]&lt;&gt;0);IF(([.D49]&gt;0);&quot; &quot;;[.F49]);&quot; &quot;)" office:value-type="string" office:string-value=" ">
            <text:p><text:s/></text:p>
          </table:table-cell>
          <table:table-cell table:style-name="ce30" table:formula="of:=IF(([.F49]&lt;&gt;0);IF(([.D49]&gt;0);&quot; &quot;;([.I$1]-[.A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0]&lt;&gt;0);IF(([.D50]&gt;0);&quot; &quot;;[.F50]);&quot; &quot;)" office:value-type="string" office:string-value=" ">
            <text:p><text:s/></text:p>
          </table:table-cell>
          <table:table-cell table:style-name="ce30" table:formula="of:=IF(([.F50]&lt;&gt;0);IF(([.D50]&gt;0);&quot; &quot;;([.I$1]-[.A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1]&lt;&gt;0);IF(([.D51]&gt;0);&quot; &quot;;[.F51]);&quot; &quot;)" office:value-type="string" office:string-value=" ">
            <text:p><text:s/></text:p>
          </table:table-cell>
          <table:table-cell table:style-name="ce30" table:formula="of:=IF(([.F51]&lt;&gt;0);IF(([.D51]&gt;0);&quot; &quot;;([.I$1]-[.A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2]&lt;&gt;0);IF(([.D52]&gt;0);&quot; &quot;;[.F52]);&quot; &quot;)" office:value-type="string" office:string-value=" ">
            <text:p><text:s/></text:p>
          </table:table-cell>
          <table:table-cell table:style-name="ce30" table:formula="of:=IF(([.F52]&lt;&gt;0);IF(([.D52]&gt;0);&quot; &quot;;([.I$1]-[.A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3]&lt;&gt;0);IF(([.D53]&gt;0);&quot; &quot;;[.F53]);&quot; &quot;)" office:value-type="string" office:string-value=" ">
            <text:p><text:s/></text:p>
          </table:table-cell>
          <table:table-cell table:style-name="ce30" table:formula="of:=IF(([.F53]&lt;&gt;0);IF(([.D53]&gt;0);&quot; &quot;;([.I$1]-[.A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4]&lt;&gt;0);IF(([.D54]&gt;0);&quot; &quot;;[.F54]);&quot; &quot;)" office:value-type="string" office:string-value=" ">
            <text:p><text:s/></text:p>
          </table:table-cell>
          <table:table-cell table:style-name="ce30" table:formula="of:=IF(([.F54]&lt;&gt;0);IF(([.D54]&gt;0);&quot; &quot;;([.I$1]-[.A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5]&lt;&gt;0);IF(([.D55]&gt;0);&quot; &quot;;[.F55]);&quot; &quot;)" office:value-type="string" office:string-value=" ">
            <text:p><text:s/></text:p>
          </table:table-cell>
          <table:table-cell table:style-name="ce30" table:formula="of:=IF(([.F55]&lt;&gt;0);IF(([.D55]&gt;0);&quot; &quot;;([.I$1]-[.A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6]&lt;&gt;0);IF(([.D56]&gt;0);&quot; &quot;;[.F56]);&quot; &quot;)" office:value-type="string" office:string-value=" ">
            <text:p><text:s/></text:p>
          </table:table-cell>
          <table:table-cell table:style-name="ce30" table:formula="of:=IF(([.F56]&lt;&gt;0);IF(([.D56]&gt;0);&quot; &quot;;([.I$1]-[.A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7]&lt;&gt;0);IF(([.D57]&gt;0);&quot; &quot;;[.F57]);&quot; &quot;)" office:value-type="string" office:string-value=" ">
            <text:p><text:s/></text:p>
          </table:table-cell>
          <table:table-cell table:style-name="ce30" table:formula="of:=IF(([.F57]&lt;&gt;0);IF(([.D57]&gt;0);&quot; &quot;;([.I$1]-[.A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8]&lt;&gt;0);IF(([.D58]&gt;0);&quot; &quot;;[.F58]);&quot; &quot;)" office:value-type="string" office:string-value=" ">
            <text:p><text:s/></text:p>
          </table:table-cell>
          <table:table-cell table:style-name="ce30" table:formula="of:=IF(([.F58]&lt;&gt;0);IF(([.D58]&gt;0);&quot; &quot;;([.I$1]-[.A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59]&lt;&gt;0);IF(([.D59]&gt;0);&quot; &quot;;[.F59]);&quot; &quot;)" office:value-type="string" office:string-value=" ">
            <text:p><text:s/></text:p>
          </table:table-cell>
          <table:table-cell table:style-name="ce30" table:formula="of:=IF(([.F59]&lt;&gt;0);IF(([.D59]&gt;0);&quot; &quot;;([.I$1]-[.A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0]&lt;&gt;0);IF(([.D60]&gt;0);&quot; &quot;;[.F60]);&quot; &quot;)" office:value-type="string" office:string-value=" ">
            <text:p><text:s/></text:p>
          </table:table-cell>
          <table:table-cell table:style-name="ce30" table:formula="of:=IF(([.F60]&lt;&gt;0);IF(([.D60]&gt;0);&quot; &quot;;([.I$1]-[.A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1]&lt;&gt;0);IF(([.D61]&gt;0);&quot; &quot;;[.F61]);&quot; &quot;)" office:value-type="string" office:string-value=" ">
            <text:p><text:s/></text:p>
          </table:table-cell>
          <table:table-cell table:style-name="ce30" table:formula="of:=IF(([.F61]&lt;&gt;0);IF(([.D61]&gt;0);&quot; &quot;;([.I$1]-[.A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2]&lt;&gt;0);IF(([.D62]&gt;0);&quot; &quot;;[.F62]);&quot; &quot;)" office:value-type="string" office:string-value=" ">
            <text:p><text:s/></text:p>
          </table:table-cell>
          <table:table-cell table:style-name="ce30" table:formula="of:=IF(([.F62]&lt;&gt;0);IF(([.D62]&gt;0);&quot; &quot;;([.I$1]-[.A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3]&lt;&gt;0);IF(([.D63]&gt;0);&quot; &quot;;[.F63]);&quot; &quot;)" office:value-type="string" office:string-value=" ">
            <text:p><text:s/></text:p>
          </table:table-cell>
          <table:table-cell table:style-name="ce30" table:formula="of:=IF(([.F63]&lt;&gt;0);IF(([.D63]&gt;0);&quot; &quot;;([.I$1]-[.A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4]&lt;&gt;0);IF(([.D64]&gt;0);&quot; &quot;;[.F64]);&quot; &quot;)" office:value-type="string" office:string-value=" ">
            <text:p><text:s/></text:p>
          </table:table-cell>
          <table:table-cell table:style-name="ce30" table:formula="of:=IF(([.F64]&lt;&gt;0);IF(([.D64]&gt;0);&quot; &quot;;([.I$1]-[.A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5]&lt;&gt;0);IF(([.D65]&gt;0);&quot; &quot;;[.F65]);&quot; &quot;)" office:value-type="string" office:string-value=" ">
            <text:p><text:s/></text:p>
          </table:table-cell>
          <table:table-cell table:style-name="ce30" table:formula="of:=IF(([.F65]&lt;&gt;0);IF(([.D65]&gt;0);&quot; &quot;;([.I$1]-[.A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6]&lt;&gt;0);IF(([.D66]&gt;0);&quot; &quot;;[.F66]);&quot; &quot;)" office:value-type="string" office:string-value=" ">
            <text:p><text:s/></text:p>
          </table:table-cell>
          <table:table-cell table:style-name="ce30" table:formula="of:=IF(([.F66]&lt;&gt;0);IF(([.D66]&gt;0);&quot; &quot;;([.I$1]-[.A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7]&lt;&gt;0);IF(([.D67]&gt;0);&quot; &quot;;[.F67]);&quot; &quot;)" office:value-type="string" office:string-value=" ">
            <text:p><text:s/></text:p>
          </table:table-cell>
          <table:table-cell table:style-name="ce30" table:formula="of:=IF(([.F67]&lt;&gt;0);IF(([.D67]&gt;0);&quot; &quot;;([.I$1]-[.A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8]&lt;&gt;0);IF(([.D68]&gt;0);&quot; &quot;;[.F68]);&quot; &quot;)" office:value-type="string" office:string-value=" ">
            <text:p><text:s/></text:p>
          </table:table-cell>
          <table:table-cell table:style-name="ce30" table:formula="of:=IF(([.F68]&lt;&gt;0);IF(([.D68]&gt;0);&quot; &quot;;([.I$1]-[.A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69]&lt;&gt;0);IF(([.D69]&gt;0);&quot; &quot;;[.F69]);&quot; &quot;)" office:value-type="string" office:string-value=" ">
            <text:p><text:s/></text:p>
          </table:table-cell>
          <table:table-cell table:style-name="ce30" table:formula="of:=IF(([.F69]&lt;&gt;0);IF(([.D69]&gt;0);&quot; &quot;;([.I$1]-[.A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0]&lt;&gt;0);IF(([.D70]&gt;0);&quot; &quot;;[.F70]);&quot; &quot;)" office:value-type="string" office:string-value=" ">
            <text:p><text:s/></text:p>
          </table:table-cell>
          <table:table-cell table:style-name="ce30" table:formula="of:=IF(([.F70]&lt;&gt;0);IF(([.D70]&gt;0);&quot; &quot;;([.I$1]-[.A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1]&lt;&gt;0);IF(([.D71]&gt;0);&quot; &quot;;[.F71]);&quot; &quot;)" office:value-type="string" office:string-value=" ">
            <text:p><text:s/></text:p>
          </table:table-cell>
          <table:table-cell table:style-name="ce30" table:formula="of:=IF(([.F71]&lt;&gt;0);IF(([.D71]&gt;0);&quot; &quot;;([.I$1]-[.A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2]&lt;&gt;0);IF(([.D72]&gt;0);&quot; &quot;;[.F72]);&quot; &quot;)" office:value-type="string" office:string-value=" ">
            <text:p><text:s/></text:p>
          </table:table-cell>
          <table:table-cell table:style-name="ce30" table:formula="of:=IF(([.F72]&lt;&gt;0);IF(([.D72]&gt;0);&quot; &quot;;([.I$1]-[.A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3]&lt;&gt;0);IF(([.D73]&gt;0);&quot; &quot;;[.F73]);&quot; &quot;)" office:value-type="string" office:string-value=" ">
            <text:p><text:s/></text:p>
          </table:table-cell>
          <table:table-cell table:style-name="ce30" table:formula="of:=IF(([.F73]&lt;&gt;0);IF(([.D73]&gt;0);&quot; &quot;;([.I$1]-[.A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4]&lt;&gt;0);IF(([.D74]&gt;0);&quot; &quot;;[.F74]);&quot; &quot;)" office:value-type="string" office:string-value=" ">
            <text:p><text:s/></text:p>
          </table:table-cell>
          <table:table-cell table:style-name="ce30" table:formula="of:=IF(([.F74]&lt;&gt;0);IF(([.D74]&gt;0);&quot; &quot;;([.I$1]-[.A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5]&lt;&gt;0);IF(([.D75]&gt;0);&quot; &quot;;[.F75]);&quot; &quot;)" office:value-type="string" office:string-value=" ">
            <text:p><text:s/></text:p>
          </table:table-cell>
          <table:table-cell table:style-name="ce30" table:formula="of:=IF(([.F75]&lt;&gt;0);IF(([.D75]&gt;0);&quot; &quot;;([.I$1]-[.A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6]&lt;&gt;0);IF(([.D76]&gt;0);&quot; &quot;;[.F76]);&quot; &quot;)" office:value-type="string" office:string-value=" ">
            <text:p><text:s/></text:p>
          </table:table-cell>
          <table:table-cell table:style-name="ce30" table:formula="of:=IF(([.F76]&lt;&gt;0);IF(([.D76]&gt;0);&quot; &quot;;([.I$1]-[.A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7]&lt;&gt;0);IF(([.D77]&gt;0);&quot; &quot;;[.F77]);&quot; &quot;)" office:value-type="string" office:string-value=" ">
            <text:p><text:s/></text:p>
          </table:table-cell>
          <table:table-cell table:style-name="ce30" table:formula="of:=IF(([.F77]&lt;&gt;0);IF(([.D77]&gt;0);&quot; &quot;;([.I$1]-[.A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8]&lt;&gt;0);IF(([.D78]&gt;0);&quot; &quot;;[.F78]);&quot; &quot;)" office:value-type="string" office:string-value=" ">
            <text:p><text:s/></text:p>
          </table:table-cell>
          <table:table-cell table:style-name="ce30" table:formula="of:=IF(([.F78]&lt;&gt;0);IF(([.D78]&gt;0);&quot; &quot;;([.I$1]-[.A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79]&lt;&gt;0);IF(([.D79]&gt;0);&quot; &quot;;[.F79]);&quot; &quot;)" office:value-type="string" office:string-value=" ">
            <text:p><text:s/></text:p>
          </table:table-cell>
          <table:table-cell table:style-name="ce30" table:formula="of:=IF(([.F79]&lt;&gt;0);IF(([.D79]&gt;0);&quot; &quot;;([.I$1]-[.A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0]&lt;&gt;0);IF(([.D80]&gt;0);&quot; &quot;;[.F80]);&quot; &quot;)" office:value-type="string" office:string-value=" ">
            <text:p><text:s/></text:p>
          </table:table-cell>
          <table:table-cell table:style-name="ce30" table:formula="of:=IF(([.F80]&lt;&gt;0);IF(([.D80]&gt;0);&quot; &quot;;([.I$1]-[.A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1]&lt;&gt;0);IF(([.D81]&gt;0);&quot; &quot;;[.F81]);&quot; &quot;)" office:value-type="string" office:string-value=" ">
            <text:p><text:s/></text:p>
          </table:table-cell>
          <table:table-cell table:style-name="ce30" table:formula="of:=IF(([.F81]&lt;&gt;0);IF(([.D81]&gt;0);&quot; &quot;;([.I$1]-[.A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2]&lt;&gt;0);IF(([.D82]&gt;0);&quot; &quot;;[.F82]);&quot; &quot;)" office:value-type="string" office:string-value=" ">
            <text:p><text:s/></text:p>
          </table:table-cell>
          <table:table-cell table:style-name="ce30" table:formula="of:=IF(([.F82]&lt;&gt;0);IF(([.D82]&gt;0);&quot; &quot;;([.I$1]-[.A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3]&lt;&gt;0);IF(([.D83]&gt;0);&quot; &quot;;[.F83]);&quot; &quot;)" office:value-type="string" office:string-value=" ">
            <text:p><text:s/></text:p>
          </table:table-cell>
          <table:table-cell table:style-name="ce30" table:formula="of:=IF(([.F83]&lt;&gt;0);IF(([.D83]&gt;0);&quot; &quot;;([.I$1]-[.A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4]&lt;&gt;0);IF(([.D84]&gt;0);&quot; &quot;;[.F84]);&quot; &quot;)" office:value-type="string" office:string-value=" ">
            <text:p><text:s/></text:p>
          </table:table-cell>
          <table:table-cell table:style-name="ce30" table:formula="of:=IF(([.F84]&lt;&gt;0);IF(([.D84]&gt;0);&quot; &quot;;([.I$1]-[.A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5]&lt;&gt;0);IF(([.D85]&gt;0);&quot; &quot;;[.F85]);&quot; &quot;)" office:value-type="string" office:string-value=" ">
            <text:p><text:s/></text:p>
          </table:table-cell>
          <table:table-cell table:style-name="ce30" table:formula="of:=IF(([.F85]&lt;&gt;0);IF(([.D85]&gt;0);&quot; &quot;;([.I$1]-[.A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6]&lt;&gt;0);IF(([.D86]&gt;0);&quot; &quot;;[.F86]);&quot; &quot;)" office:value-type="string" office:string-value=" ">
            <text:p><text:s/></text:p>
          </table:table-cell>
          <table:table-cell table:style-name="ce30" table:formula="of:=IF(([.F86]&lt;&gt;0);IF(([.D86]&gt;0);&quot; &quot;;([.I$1]-[.A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7]&lt;&gt;0);IF(([.D87]&gt;0);&quot; &quot;;[.F87]);&quot; &quot;)" office:value-type="string" office:string-value=" ">
            <text:p><text:s/></text:p>
          </table:table-cell>
          <table:table-cell table:style-name="ce30" table:formula="of:=IF(([.F87]&lt;&gt;0);IF(([.D87]&gt;0);&quot; &quot;;([.I$1]-[.A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8]&lt;&gt;0);IF(([.D88]&gt;0);&quot; &quot;;[.F88]);&quot; &quot;)" office:value-type="string" office:string-value=" ">
            <text:p><text:s/></text:p>
          </table:table-cell>
          <table:table-cell table:style-name="ce30" table:formula="of:=IF(([.F88]&lt;&gt;0);IF(([.D88]&gt;0);&quot; &quot;;([.I$1]-[.A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89]&lt;&gt;0);IF(([.D89]&gt;0);&quot; &quot;;[.F89]);&quot; &quot;)" office:value-type="string" office:string-value=" ">
            <text:p><text:s/></text:p>
          </table:table-cell>
          <table:table-cell table:style-name="ce30" table:formula="of:=IF(([.F89]&lt;&gt;0);IF(([.D89]&gt;0);&quot; &quot;;([.I$1]-[.A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0]&lt;&gt;0);IF(([.D90]&gt;0);&quot; &quot;;[.F90]);&quot; &quot;)" office:value-type="string" office:string-value=" ">
            <text:p><text:s/></text:p>
          </table:table-cell>
          <table:table-cell table:style-name="ce30" table:formula="of:=IF(([.F90]&lt;&gt;0);IF(([.D90]&gt;0);&quot; &quot;;([.I$1]-[.A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1]&lt;&gt;0);IF(([.D91]&gt;0);&quot; &quot;;[.F91]);&quot; &quot;)" office:value-type="string" office:string-value=" ">
            <text:p><text:s/></text:p>
          </table:table-cell>
          <table:table-cell table:style-name="ce30" table:formula="of:=IF(([.F91]&lt;&gt;0);IF(([.D91]&gt;0);&quot; &quot;;([.I$1]-[.A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2]&lt;&gt;0);IF(([.D92]&gt;0);&quot; &quot;;[.F92]);&quot; &quot;)" office:value-type="string" office:string-value=" ">
            <text:p><text:s/></text:p>
          </table:table-cell>
          <table:table-cell table:style-name="ce30" table:formula="of:=IF(([.F92]&lt;&gt;0);IF(([.D92]&gt;0);&quot; &quot;;([.I$1]-[.A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3]&lt;&gt;0);IF(([.D93]&gt;0);&quot; &quot;;[.F93]);&quot; &quot;)" office:value-type="string" office:string-value=" ">
            <text:p><text:s/></text:p>
          </table:table-cell>
          <table:table-cell table:style-name="ce30" table:formula="of:=IF(([.F93]&lt;&gt;0);IF(([.D93]&gt;0);&quot; &quot;;([.I$1]-[.A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4]&lt;&gt;0);IF(([.D94]&gt;0);&quot; &quot;;[.F94]);&quot; &quot;)" office:value-type="string" office:string-value=" ">
            <text:p><text:s/></text:p>
          </table:table-cell>
          <table:table-cell table:style-name="ce30" table:formula="of:=IF(([.F94]&lt;&gt;0);IF(([.D94]&gt;0);&quot; &quot;;([.I$1]-[.A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5]&lt;&gt;0);IF(([.D95]&gt;0);&quot; &quot;;[.F95]);&quot; &quot;)" office:value-type="string" office:string-value=" ">
            <text:p><text:s/></text:p>
          </table:table-cell>
          <table:table-cell table:style-name="ce30" table:formula="of:=IF(([.F95]&lt;&gt;0);IF(([.D95]&gt;0);&quot; &quot;;([.I$1]-[.A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6]&lt;&gt;0);IF(([.D96]&gt;0);&quot; &quot;;[.F96]);&quot; &quot;)" office:value-type="string" office:string-value=" ">
            <text:p><text:s/></text:p>
          </table:table-cell>
          <table:table-cell table:style-name="ce30" table:formula="of:=IF(([.F96]&lt;&gt;0);IF(([.D96]&gt;0);&quot; &quot;;([.I$1]-[.A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7]&lt;&gt;0);IF(([.D97]&gt;0);&quot; &quot;;[.F97]);&quot; &quot;)" office:value-type="string" office:string-value=" ">
            <text:p><text:s/></text:p>
          </table:table-cell>
          <table:table-cell table:style-name="ce30" table:formula="of:=IF(([.F97]&lt;&gt;0);IF(([.D97]&gt;0);&quot; &quot;;([.I$1]-[.A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8]&lt;&gt;0);IF(([.D98]&gt;0);&quot; &quot;;[.F98]);&quot; &quot;)" office:value-type="string" office:string-value=" ">
            <text:p><text:s/></text:p>
          </table:table-cell>
          <table:table-cell table:style-name="ce30" table:formula="of:=IF(([.F98]&lt;&gt;0);IF(([.D98]&gt;0);&quot; &quot;;([.I$1]-[.A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99]&lt;&gt;0);IF(([.D99]&gt;0);&quot; &quot;;[.F99]);&quot; &quot;)" office:value-type="string" office:string-value=" ">
            <text:p><text:s/></text:p>
          </table:table-cell>
          <table:table-cell table:style-name="ce30" table:formula="of:=IF(([.F99]&lt;&gt;0);IF(([.D99]&gt;0);&quot; &quot;;([.I$1]-[.A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0]&lt;&gt;0);IF(([.D100]&gt;0);&quot; &quot;;[.F100]);&quot; &quot;)" office:value-type="string" office:string-value=" ">
            <text:p><text:s/></text:p>
          </table:table-cell>
          <table:table-cell table:style-name="ce30" table:formula="of:=IF(([.F100]&lt;&gt;0);IF(([.D100]&gt;0);&quot; &quot;;([.I$1]-[.A1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1]&lt;&gt;0);IF(([.D101]&gt;0);&quot; &quot;;[.F101]);&quot; &quot;)" office:value-type="string" office:string-value=" ">
            <text:p><text:s/></text:p>
          </table:table-cell>
          <table:table-cell table:style-name="ce30" table:formula="of:=IF(([.F101]&lt;&gt;0);IF(([.D101]&gt;0);&quot; &quot;;([.I$1]-[.A1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2]&lt;&gt;0);IF(([.D102]&gt;0);&quot; &quot;;[.F102]);&quot; &quot;)" office:value-type="string" office:string-value=" ">
            <text:p><text:s/></text:p>
          </table:table-cell>
          <table:table-cell table:style-name="ce30" table:formula="of:=IF(([.F102]&lt;&gt;0);IF(([.D102]&gt;0);&quot; &quot;;([.I$1]-[.A1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3]&lt;&gt;0);IF(([.D103]&gt;0);&quot; &quot;;[.F103]);&quot; &quot;)" office:value-type="string" office:string-value=" ">
            <text:p><text:s/></text:p>
          </table:table-cell>
          <table:table-cell table:style-name="ce30" table:formula="of:=IF(([.F103]&lt;&gt;0);IF(([.D103]&gt;0);&quot; &quot;;([.I$1]-[.A1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4]&lt;&gt;0);IF(([.D104]&gt;0);&quot; &quot;;[.F104]);&quot; &quot;)" office:value-type="string" office:string-value=" ">
            <text:p><text:s/></text:p>
          </table:table-cell>
          <table:table-cell table:style-name="ce30" table:formula="of:=IF(([.F104]&lt;&gt;0);IF(([.D104]&gt;0);&quot; &quot;;([.I$1]-[.A1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5]&lt;&gt;0);IF(([.D105]&gt;0);&quot; &quot;;[.F105]);&quot; &quot;)" office:value-type="string" office:string-value=" ">
            <text:p><text:s/></text:p>
          </table:table-cell>
          <table:table-cell table:style-name="ce30" table:formula="of:=IF(([.F105]&lt;&gt;0);IF(([.D105]&gt;0);&quot; &quot;;([.I$1]-[.A10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6]&lt;&gt;0);IF(([.D106]&gt;0);&quot; &quot;;[.F106]);&quot; &quot;)" office:value-type="string" office:string-value=" ">
            <text:p><text:s/></text:p>
          </table:table-cell>
          <table:table-cell table:style-name="ce30" table:formula="of:=IF(([.F106]&lt;&gt;0);IF(([.D106]&gt;0);&quot; &quot;;([.I$1]-[.A10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7]&lt;&gt;0);IF(([.D107]&gt;0);&quot; &quot;;[.F107]);&quot; &quot;)" office:value-type="string" office:string-value=" ">
            <text:p><text:s/></text:p>
          </table:table-cell>
          <table:table-cell table:style-name="ce30" table:formula="of:=IF(([.F107]&lt;&gt;0);IF(([.D107]&gt;0);&quot; &quot;;([.I$1]-[.A10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8]&lt;&gt;0);IF(([.D108]&gt;0);&quot; &quot;;[.F108]);&quot; &quot;)" office:value-type="string" office:string-value=" ">
            <text:p><text:s/></text:p>
          </table:table-cell>
          <table:table-cell table:style-name="ce30" table:formula="of:=IF(([.F108]&lt;&gt;0);IF(([.D108]&gt;0);&quot; &quot;;([.I$1]-[.A10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09]&lt;&gt;0);IF(([.D109]&gt;0);&quot; &quot;;[.F109]);&quot; &quot;)" office:value-type="string" office:string-value=" ">
            <text:p><text:s/></text:p>
          </table:table-cell>
          <table:table-cell table:style-name="ce30" table:formula="of:=IF(([.F109]&lt;&gt;0);IF(([.D109]&gt;0);&quot; &quot;;([.I$1]-[.A10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0]&lt;&gt;0);IF(([.D110]&gt;0);&quot; &quot;;[.F110]);&quot; &quot;)" office:value-type="string" office:string-value=" ">
            <text:p><text:s/></text:p>
          </table:table-cell>
          <table:table-cell table:style-name="ce30" table:formula="of:=IF(([.F110]&lt;&gt;0);IF(([.D110]&gt;0);&quot; &quot;;([.I$1]-[.A11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1]&lt;&gt;0);IF(([.D111]&gt;0);&quot; &quot;;[.F111]);&quot; &quot;)" office:value-type="string" office:string-value=" ">
            <text:p><text:s/></text:p>
          </table:table-cell>
          <table:table-cell table:style-name="ce30" table:formula="of:=IF(([.F111]&lt;&gt;0);IF(([.D111]&gt;0);&quot; &quot;;([.I$1]-[.A11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2]&lt;&gt;0);IF(([.D112]&gt;0);&quot; &quot;;[.F112]);&quot; &quot;)" office:value-type="string" office:string-value=" ">
            <text:p><text:s/></text:p>
          </table:table-cell>
          <table:table-cell table:style-name="ce30" table:formula="of:=IF(([.F112]&lt;&gt;0);IF(([.D112]&gt;0);&quot; &quot;;([.I$1]-[.A11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3]&lt;&gt;0);IF(([.D113]&gt;0);&quot; &quot;;[.F113]);&quot; &quot;)" office:value-type="string" office:string-value=" ">
            <text:p><text:s/></text:p>
          </table:table-cell>
          <table:table-cell table:style-name="ce30" table:formula="of:=IF(([.F113]&lt;&gt;0);IF(([.D113]&gt;0);&quot; &quot;;([.I$1]-[.A11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4]&lt;&gt;0);IF(([.D114]&gt;0);&quot; &quot;;[.F114]);&quot; &quot;)" office:value-type="string" office:string-value=" ">
            <text:p><text:s/></text:p>
          </table:table-cell>
          <table:table-cell table:style-name="ce30" table:formula="of:=IF(([.F114]&lt;&gt;0);IF(([.D114]&gt;0);&quot; &quot;;([.I$1]-[.A11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5]&lt;&gt;0);IF(([.D115]&gt;0);&quot; &quot;;[.F115]);&quot; &quot;)" office:value-type="string" office:string-value=" ">
            <text:p><text:s/></text:p>
          </table:table-cell>
          <table:table-cell table:style-name="ce30" table:formula="of:=IF(([.F115]&lt;&gt;0);IF(([.D115]&gt;0);&quot; &quot;;([.I$1]-[.A11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6]&lt;&gt;0);IF(([.D116]&gt;0);&quot; &quot;;[.F116]);&quot; &quot;)" office:value-type="string" office:string-value=" ">
            <text:p><text:s/></text:p>
          </table:table-cell>
          <table:table-cell table:style-name="ce30" table:formula="of:=IF(([.F116]&lt;&gt;0);IF(([.D116]&gt;0);&quot; &quot;;([.I$1]-[.A11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7]&lt;&gt;0);IF(([.D117]&gt;0);&quot; &quot;;[.F117]);&quot; &quot;)" office:value-type="string" office:string-value=" ">
            <text:p><text:s/></text:p>
          </table:table-cell>
          <table:table-cell table:style-name="ce30" table:formula="of:=IF(([.F117]&lt;&gt;0);IF(([.D117]&gt;0);&quot; &quot;;([.I$1]-[.A11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8]&lt;&gt;0);IF(([.D118]&gt;0);&quot; &quot;;[.F118]);&quot; &quot;)" office:value-type="string" office:string-value=" ">
            <text:p><text:s/></text:p>
          </table:table-cell>
          <table:table-cell table:style-name="ce30" table:formula="of:=IF(([.F118]&lt;&gt;0);IF(([.D118]&gt;0);&quot; &quot;;([.I$1]-[.A11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19]&lt;&gt;0);IF(([.D119]&gt;0);&quot; &quot;;[.F119]);&quot; &quot;)" office:value-type="string" office:string-value=" ">
            <text:p><text:s/></text:p>
          </table:table-cell>
          <table:table-cell table:style-name="ce30" table:formula="of:=IF(([.F119]&lt;&gt;0);IF(([.D119]&gt;0);&quot; &quot;;([.I$1]-[.A11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0]&lt;&gt;0);IF(([.D120]&gt;0);&quot; &quot;;[.F120]);&quot; &quot;)" office:value-type="string" office:string-value=" ">
            <text:p><text:s/></text:p>
          </table:table-cell>
          <table:table-cell table:style-name="ce30" table:formula="of:=IF(([.F120]&lt;&gt;0);IF(([.D120]&gt;0);&quot; &quot;;([.I$1]-[.A12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1]&lt;&gt;0);IF(([.D121]&gt;0);&quot; &quot;;[.F121]);&quot; &quot;)" office:value-type="string" office:string-value=" ">
            <text:p><text:s/></text:p>
          </table:table-cell>
          <table:table-cell table:style-name="ce30" table:formula="of:=IF(([.F121]&lt;&gt;0);IF(([.D121]&gt;0);&quot; &quot;;([.I$1]-[.A12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2]&lt;&gt;0);IF(([.D122]&gt;0);&quot; &quot;;[.F122]);&quot; &quot;)" office:value-type="string" office:string-value=" ">
            <text:p><text:s/></text:p>
          </table:table-cell>
          <table:table-cell table:style-name="ce30" table:formula="of:=IF(([.F122]&lt;&gt;0);IF(([.D122]&gt;0);&quot; &quot;;([.I$1]-[.A12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3]&lt;&gt;0);IF(([.D123]&gt;0);&quot; &quot;;[.F123]);&quot; &quot;)" office:value-type="string" office:string-value=" ">
            <text:p><text:s/></text:p>
          </table:table-cell>
          <table:table-cell table:style-name="ce30" table:formula="of:=IF(([.F123]&lt;&gt;0);IF(([.D123]&gt;0);&quot; &quot;;([.I$1]-[.A12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4]&lt;&gt;0);IF(([.D124]&gt;0);&quot; &quot;;[.F124]);&quot; &quot;)" office:value-type="string" office:string-value=" ">
            <text:p><text:s/></text:p>
          </table:table-cell>
          <table:table-cell table:style-name="ce30" table:formula="of:=IF(([.F124]&lt;&gt;0);IF(([.D124]&gt;0);&quot; &quot;;([.I$1]-[.A12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5]&lt;&gt;0);IF(([.D125]&gt;0);&quot; &quot;;[.F125]);&quot; &quot;)" office:value-type="string" office:string-value=" ">
            <text:p><text:s/></text:p>
          </table:table-cell>
          <table:table-cell table:style-name="ce30" table:formula="of:=IF(([.F125]&lt;&gt;0);IF(([.D125]&gt;0);&quot; &quot;;([.I$1]-[.A12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6]&lt;&gt;0);IF(([.D126]&gt;0);&quot; &quot;;[.F126]);&quot; &quot;)" office:value-type="string" office:string-value=" ">
            <text:p><text:s/></text:p>
          </table:table-cell>
          <table:table-cell table:style-name="ce30" table:formula="of:=IF(([.F126]&lt;&gt;0);IF(([.D126]&gt;0);&quot; &quot;;([.I$1]-[.A12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7]&lt;&gt;0);IF(([.D127]&gt;0);&quot; &quot;;[.F127]);&quot; &quot;)" office:value-type="string" office:string-value=" ">
            <text:p><text:s/></text:p>
          </table:table-cell>
          <table:table-cell table:style-name="ce30" table:formula="of:=IF(([.F127]&lt;&gt;0);IF(([.D127]&gt;0);&quot; &quot;;([.I$1]-[.A12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8]&lt;&gt;0);IF(([.D128]&gt;0);&quot; &quot;;[.F128]);&quot; &quot;)" office:value-type="string" office:string-value=" ">
            <text:p><text:s/></text:p>
          </table:table-cell>
          <table:table-cell table:style-name="ce30" table:formula="of:=IF(([.F128]&lt;&gt;0);IF(([.D128]&gt;0);&quot; &quot;;([.I$1]-[.A12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29]&lt;&gt;0);IF(([.D129]&gt;0);&quot; &quot;;[.F129]);&quot; &quot;)" office:value-type="string" office:string-value=" ">
            <text:p><text:s/></text:p>
          </table:table-cell>
          <table:table-cell table:style-name="ce30" table:formula="of:=IF(([.F129]&lt;&gt;0);IF(([.D129]&gt;0);&quot; &quot;;([.I$1]-[.A12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0]&lt;&gt;0);IF(([.D130]&gt;0);&quot; &quot;;[.F130]);&quot; &quot;)" office:value-type="string" office:string-value=" ">
            <text:p><text:s/></text:p>
          </table:table-cell>
          <table:table-cell table:style-name="ce30" table:formula="of:=IF(([.F130]&lt;&gt;0);IF(([.D130]&gt;0);&quot; &quot;;([.I$1]-[.A13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1]&lt;&gt;0);IF(([.D131]&gt;0);&quot; &quot;;[.F131]);&quot; &quot;)" office:value-type="string" office:string-value=" ">
            <text:p><text:s/></text:p>
          </table:table-cell>
          <table:table-cell table:style-name="ce30" table:formula="of:=IF(([.F131]&lt;&gt;0);IF(([.D131]&gt;0);&quot; &quot;;([.I$1]-[.A13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2]&lt;&gt;0);IF(([.D132]&gt;0);&quot; &quot;;[.F132]);&quot; &quot;)" office:value-type="string" office:string-value=" ">
            <text:p><text:s/></text:p>
          </table:table-cell>
          <table:table-cell table:style-name="ce30" table:formula="of:=IF(([.F132]&lt;&gt;0);IF(([.D132]&gt;0);&quot; &quot;;([.I$1]-[.A13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3]&lt;&gt;0);IF(([.D133]&gt;0);&quot; &quot;;[.F133]);&quot; &quot;)" office:value-type="string" office:string-value=" ">
            <text:p><text:s/></text:p>
          </table:table-cell>
          <table:table-cell table:style-name="ce30" table:formula="of:=IF(([.F133]&lt;&gt;0);IF(([.D133]&gt;0);&quot; &quot;;([.I$1]-[.A13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4]&lt;&gt;0);IF(([.D134]&gt;0);&quot; &quot;;[.F134]);&quot; &quot;)" office:value-type="string" office:string-value=" ">
            <text:p><text:s/></text:p>
          </table:table-cell>
          <table:table-cell table:style-name="ce30" table:formula="of:=IF(([.F134]&lt;&gt;0);IF(([.D134]&gt;0);&quot; &quot;;([.I$1]-[.A13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5]&lt;&gt;0);IF(([.D135]&gt;0);&quot; &quot;;[.F135]);&quot; &quot;)" office:value-type="string" office:string-value=" ">
            <text:p><text:s/></text:p>
          </table:table-cell>
          <table:table-cell table:style-name="ce30" table:formula="of:=IF(([.F135]&lt;&gt;0);IF(([.D135]&gt;0);&quot; &quot;;([.I$1]-[.A13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6]&lt;&gt;0);IF(([.D136]&gt;0);&quot; &quot;;[.F136]);&quot; &quot;)" office:value-type="string" office:string-value=" ">
            <text:p><text:s/></text:p>
          </table:table-cell>
          <table:table-cell table:style-name="ce30" table:formula="of:=IF(([.F136]&lt;&gt;0);IF(([.D136]&gt;0);&quot; &quot;;([.I$1]-[.A13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7]&lt;&gt;0);IF(([.D137]&gt;0);&quot; &quot;;[.F137]);&quot; &quot;)" office:value-type="string" office:string-value=" ">
            <text:p><text:s/></text:p>
          </table:table-cell>
          <table:table-cell table:style-name="ce30" table:formula="of:=IF(([.F137]&lt;&gt;0);IF(([.D137]&gt;0);&quot; &quot;;([.I$1]-[.A13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8]&lt;&gt;0);IF(([.D138]&gt;0);&quot; &quot;;[.F138]);&quot; &quot;)" office:value-type="string" office:string-value=" ">
            <text:p><text:s/></text:p>
          </table:table-cell>
          <table:table-cell table:style-name="ce30" table:formula="of:=IF(([.F138]&lt;&gt;0);IF(([.D138]&gt;0);&quot; &quot;;([.I$1]-[.A13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39]&lt;&gt;0);IF(([.D139]&gt;0);&quot; &quot;;[.F139]);&quot; &quot;)" office:value-type="string" office:string-value=" ">
            <text:p><text:s/></text:p>
          </table:table-cell>
          <table:table-cell table:style-name="ce30" table:formula="of:=IF(([.F139]&lt;&gt;0);IF(([.D139]&gt;0);&quot; &quot;;([.I$1]-[.A13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0]&lt;&gt;0);IF(([.D140]&gt;0);&quot; &quot;;[.F140]);&quot; &quot;)" office:value-type="string" office:string-value=" ">
            <text:p><text:s/></text:p>
          </table:table-cell>
          <table:table-cell table:style-name="ce30" table:formula="of:=IF(([.F140]&lt;&gt;0);IF(([.D140]&gt;0);&quot; &quot;;([.I$1]-[.A14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1]&lt;&gt;0);IF(([.D141]&gt;0);&quot; &quot;;[.F141]);&quot; &quot;)" office:value-type="string" office:string-value=" ">
            <text:p><text:s/></text:p>
          </table:table-cell>
          <table:table-cell table:style-name="ce30" table:formula="of:=IF(([.F141]&lt;&gt;0);IF(([.D141]&gt;0);&quot; &quot;;([.I$1]-[.A14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2]&lt;&gt;0);IF(([.D142]&gt;0);&quot; &quot;;[.F142]);&quot; &quot;)" office:value-type="string" office:string-value=" ">
            <text:p><text:s/></text:p>
          </table:table-cell>
          <table:table-cell table:style-name="ce30" table:formula="of:=IF(([.F142]&lt;&gt;0);IF(([.D142]&gt;0);&quot; &quot;;([.I$1]-[.A14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3]&lt;&gt;0);IF(([.D143]&gt;0);&quot; &quot;;[.F143]);&quot; &quot;)" office:value-type="string" office:string-value=" ">
            <text:p><text:s/></text:p>
          </table:table-cell>
          <table:table-cell table:style-name="ce30" table:formula="of:=IF(([.F143]&lt;&gt;0);IF(([.D143]&gt;0);&quot; &quot;;([.I$1]-[.A14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4]&lt;&gt;0);IF(([.D144]&gt;0);&quot; &quot;;[.F144]);&quot; &quot;)" office:value-type="string" office:string-value=" ">
            <text:p><text:s/></text:p>
          </table:table-cell>
          <table:table-cell table:style-name="ce30" table:formula="of:=IF(([.F144]&lt;&gt;0);IF(([.D144]&gt;0);&quot; &quot;;([.I$1]-[.A14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5]&lt;&gt;0);IF(([.D145]&gt;0);&quot; &quot;;[.F145]);&quot; &quot;)" office:value-type="string" office:string-value=" ">
            <text:p><text:s/></text:p>
          </table:table-cell>
          <table:table-cell table:style-name="ce30" table:formula="of:=IF(([.F145]&lt;&gt;0);IF(([.D145]&gt;0);&quot; &quot;;([.I$1]-[.A14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6]&lt;&gt;0);IF(([.D146]&gt;0);&quot; &quot;;[.F146]);&quot; &quot;)" office:value-type="string" office:string-value=" ">
            <text:p><text:s/></text:p>
          </table:table-cell>
          <table:table-cell table:style-name="ce30" table:formula="of:=IF(([.F146]&lt;&gt;0);IF(([.D146]&gt;0);&quot; &quot;;([.I$1]-[.A14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7]&lt;&gt;0);IF(([.D147]&gt;0);&quot; &quot;;[.F147]);&quot; &quot;)" office:value-type="string" office:string-value=" ">
            <text:p><text:s/></text:p>
          </table:table-cell>
          <table:table-cell table:style-name="ce30" table:formula="of:=IF(([.F147]&lt;&gt;0);IF(([.D147]&gt;0);&quot; &quot;;([.I$1]-[.A14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8]&lt;&gt;0);IF(([.D148]&gt;0);&quot; &quot;;[.F148]);&quot; &quot;)" office:value-type="string" office:string-value=" ">
            <text:p><text:s/></text:p>
          </table:table-cell>
          <table:table-cell table:style-name="ce30" table:formula="of:=IF(([.F148]&lt;&gt;0);IF(([.D148]&gt;0);&quot; &quot;;([.I$1]-[.A14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49]&lt;&gt;0);IF(([.D149]&gt;0);&quot; &quot;;[.F149]);&quot; &quot;)" office:value-type="string" office:string-value=" ">
            <text:p><text:s/></text:p>
          </table:table-cell>
          <table:table-cell table:style-name="ce30" table:formula="of:=IF(([.F149]&lt;&gt;0);IF(([.D149]&gt;0);&quot; &quot;;([.I$1]-[.A14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0]&lt;&gt;0);IF(([.D150]&gt;0);&quot; &quot;;[.F150]);&quot; &quot;)" office:value-type="string" office:string-value=" ">
            <text:p><text:s/></text:p>
          </table:table-cell>
          <table:table-cell table:style-name="ce30" table:formula="of:=IF(([.F150]&lt;&gt;0);IF(([.D150]&gt;0);&quot; &quot;;([.I$1]-[.A15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1]&lt;&gt;0);IF(([.D151]&gt;0);&quot; &quot;;[.F151]);&quot; &quot;)" office:value-type="string" office:string-value=" ">
            <text:p><text:s/></text:p>
          </table:table-cell>
          <table:table-cell table:style-name="ce30" table:formula="of:=IF(([.F151]&lt;&gt;0);IF(([.D151]&gt;0);&quot; &quot;;([.I$1]-[.A15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2]&lt;&gt;0);IF(([.D152]&gt;0);&quot; &quot;;[.F152]);&quot; &quot;)" office:value-type="string" office:string-value=" ">
            <text:p><text:s/></text:p>
          </table:table-cell>
          <table:table-cell table:style-name="ce30" table:formula="of:=IF(([.F152]&lt;&gt;0);IF(([.D152]&gt;0);&quot; &quot;;([.I$1]-[.A15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3]&lt;&gt;0);IF(([.D153]&gt;0);&quot; &quot;;[.F153]);&quot; &quot;)" office:value-type="string" office:string-value=" ">
            <text:p><text:s/></text:p>
          </table:table-cell>
          <table:table-cell table:style-name="ce30" table:formula="of:=IF(([.F153]&lt;&gt;0);IF(([.D153]&gt;0);&quot; &quot;;([.I$1]-[.A15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4]&lt;&gt;0);IF(([.D154]&gt;0);&quot; &quot;;[.F154]);&quot; &quot;)" office:value-type="string" office:string-value=" ">
            <text:p><text:s/></text:p>
          </table:table-cell>
          <table:table-cell table:style-name="ce30" table:formula="of:=IF(([.F154]&lt;&gt;0);IF(([.D154]&gt;0);&quot; &quot;;([.I$1]-[.A15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5]&lt;&gt;0);IF(([.D155]&gt;0);&quot; &quot;;[.F155]);&quot; &quot;)" office:value-type="string" office:string-value=" ">
            <text:p><text:s/></text:p>
          </table:table-cell>
          <table:table-cell table:style-name="ce30" table:formula="of:=IF(([.F155]&lt;&gt;0);IF(([.D155]&gt;0);&quot; &quot;;([.I$1]-[.A15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6]&lt;&gt;0);IF(([.D156]&gt;0);&quot; &quot;;[.F156]);&quot; &quot;)" office:value-type="string" office:string-value=" ">
            <text:p><text:s/></text:p>
          </table:table-cell>
          <table:table-cell table:style-name="ce30" table:formula="of:=IF(([.F156]&lt;&gt;0);IF(([.D156]&gt;0);&quot; &quot;;([.I$1]-[.A15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7]&lt;&gt;0);IF(([.D157]&gt;0);&quot; &quot;;[.F157]);&quot; &quot;)" office:value-type="string" office:string-value=" ">
            <text:p><text:s/></text:p>
          </table:table-cell>
          <table:table-cell table:style-name="ce30" table:formula="of:=IF(([.F157]&lt;&gt;0);IF(([.D157]&gt;0);&quot; &quot;;([.I$1]-[.A15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8]&lt;&gt;0);IF(([.D158]&gt;0);&quot; &quot;;[.F158]);&quot; &quot;)" office:value-type="string" office:string-value=" ">
            <text:p><text:s/></text:p>
          </table:table-cell>
          <table:table-cell table:style-name="ce30" table:formula="of:=IF(([.F158]&lt;&gt;0);IF(([.D158]&gt;0);&quot; &quot;;([.I$1]-[.A15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59]&lt;&gt;0);IF(([.D159]&gt;0);&quot; &quot;;[.F159]);&quot; &quot;)" office:value-type="string" office:string-value=" ">
            <text:p><text:s/></text:p>
          </table:table-cell>
          <table:table-cell table:style-name="ce30" table:formula="of:=IF(([.F159]&lt;&gt;0);IF(([.D159]&gt;0);&quot; &quot;;([.I$1]-[.A15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0]&lt;&gt;0);IF(([.D160]&gt;0);&quot; &quot;;[.F160]);&quot; &quot;)" office:value-type="string" office:string-value=" ">
            <text:p><text:s/></text:p>
          </table:table-cell>
          <table:table-cell table:style-name="ce30" table:formula="of:=IF(([.F160]&lt;&gt;0);IF(([.D160]&gt;0);&quot; &quot;;([.I$1]-[.A16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1]&lt;&gt;0);IF(([.D161]&gt;0);&quot; &quot;;[.F161]);&quot; &quot;)" office:value-type="string" office:string-value=" ">
            <text:p><text:s/></text:p>
          </table:table-cell>
          <table:table-cell table:style-name="ce30" table:formula="of:=IF(([.F161]&lt;&gt;0);IF(([.D161]&gt;0);&quot; &quot;;([.I$1]-[.A16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2]&lt;&gt;0);IF(([.D162]&gt;0);&quot; &quot;;[.F162]);&quot; &quot;)" office:value-type="string" office:string-value=" ">
            <text:p><text:s/></text:p>
          </table:table-cell>
          <table:table-cell table:style-name="ce30" table:formula="of:=IF(([.F162]&lt;&gt;0);IF(([.D162]&gt;0);&quot; &quot;;([.I$1]-[.A16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3]&lt;&gt;0);IF(([.D163]&gt;0);&quot; &quot;;[.F163]);&quot; &quot;)" office:value-type="string" office:string-value=" ">
            <text:p><text:s/></text:p>
          </table:table-cell>
          <table:table-cell table:style-name="ce30" table:formula="of:=IF(([.F163]&lt;&gt;0);IF(([.D163]&gt;0);&quot; &quot;;([.I$1]-[.A16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4]&lt;&gt;0);IF(([.D164]&gt;0);&quot; &quot;;[.F164]);&quot; &quot;)" office:value-type="string" office:string-value=" ">
            <text:p><text:s/></text:p>
          </table:table-cell>
          <table:table-cell table:style-name="ce30" table:formula="of:=IF(([.F164]&lt;&gt;0);IF(([.D164]&gt;0);&quot; &quot;;([.I$1]-[.A16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5]&lt;&gt;0);IF(([.D165]&gt;0);&quot; &quot;;[.F165]);&quot; &quot;)" office:value-type="string" office:string-value=" ">
            <text:p><text:s/></text:p>
          </table:table-cell>
          <table:table-cell table:style-name="ce30" table:formula="of:=IF(([.F165]&lt;&gt;0);IF(([.D165]&gt;0);&quot; &quot;;([.I$1]-[.A16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6]&lt;&gt;0);IF(([.D166]&gt;0);&quot; &quot;;[.F166]);&quot; &quot;)" office:value-type="string" office:string-value=" ">
            <text:p><text:s/></text:p>
          </table:table-cell>
          <table:table-cell table:style-name="ce30" table:formula="of:=IF(([.F166]&lt;&gt;0);IF(([.D166]&gt;0);&quot; &quot;;([.I$1]-[.A16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7]&lt;&gt;0);IF(([.D167]&gt;0);&quot; &quot;;[.F167]);&quot; &quot;)" office:value-type="string" office:string-value=" ">
            <text:p><text:s/></text:p>
          </table:table-cell>
          <table:table-cell table:style-name="ce30" table:formula="of:=IF(([.F167]&lt;&gt;0);IF(([.D167]&gt;0);&quot; &quot;;([.I$1]-[.A16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8]&lt;&gt;0);IF(([.D168]&gt;0);&quot; &quot;;[.F168]);&quot; &quot;)" office:value-type="string" office:string-value=" ">
            <text:p><text:s/></text:p>
          </table:table-cell>
          <table:table-cell table:style-name="ce30" table:formula="of:=IF(([.F168]&lt;&gt;0);IF(([.D168]&gt;0);&quot; &quot;;([.I$1]-[.A16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69]&lt;&gt;0);IF(([.D169]&gt;0);&quot; &quot;;[.F169]);&quot; &quot;)" office:value-type="string" office:string-value=" ">
            <text:p><text:s/></text:p>
          </table:table-cell>
          <table:table-cell table:style-name="ce30" table:formula="of:=IF(([.F169]&lt;&gt;0);IF(([.D169]&gt;0);&quot; &quot;;([.I$1]-[.A16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0]&lt;&gt;0);IF(([.D170]&gt;0);&quot; &quot;;[.F170]);&quot; &quot;)" office:value-type="string" office:string-value=" ">
            <text:p><text:s/></text:p>
          </table:table-cell>
          <table:table-cell table:style-name="ce30" table:formula="of:=IF(([.F170]&lt;&gt;0);IF(([.D170]&gt;0);&quot; &quot;;([.I$1]-[.A17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1]&lt;&gt;0);IF(([.D171]&gt;0);&quot; &quot;;[.F171]);&quot; &quot;)" office:value-type="string" office:string-value=" ">
            <text:p><text:s/></text:p>
          </table:table-cell>
          <table:table-cell table:style-name="ce30" table:formula="of:=IF(([.F171]&lt;&gt;0);IF(([.D171]&gt;0);&quot; &quot;;([.I$1]-[.A17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2]&lt;&gt;0);IF(([.D172]&gt;0);&quot; &quot;;[.F172]);&quot; &quot;)" office:value-type="string" office:string-value=" ">
            <text:p><text:s/></text:p>
          </table:table-cell>
          <table:table-cell table:style-name="ce30" table:formula="of:=IF(([.F172]&lt;&gt;0);IF(([.D172]&gt;0);&quot; &quot;;([.I$1]-[.A17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3]&lt;&gt;0);IF(([.D173]&gt;0);&quot; &quot;;[.F173]);&quot; &quot;)" office:value-type="string" office:string-value=" ">
            <text:p><text:s/></text:p>
          </table:table-cell>
          <table:table-cell table:style-name="ce30" table:formula="of:=IF(([.F173]&lt;&gt;0);IF(([.D173]&gt;0);&quot; &quot;;([.I$1]-[.A17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4]&lt;&gt;0);IF(([.D174]&gt;0);&quot; &quot;;[.F174]);&quot; &quot;)" office:value-type="string" office:string-value=" ">
            <text:p><text:s/></text:p>
          </table:table-cell>
          <table:table-cell table:style-name="ce30" table:formula="of:=IF(([.F174]&lt;&gt;0);IF(([.D174]&gt;0);&quot; &quot;;([.I$1]-[.A17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5]&lt;&gt;0);IF(([.D175]&gt;0);&quot; &quot;;[.F175]);&quot; &quot;)" office:value-type="string" office:string-value=" ">
            <text:p><text:s/></text:p>
          </table:table-cell>
          <table:table-cell table:style-name="ce30" table:formula="of:=IF(([.F175]&lt;&gt;0);IF(([.D175]&gt;0);&quot; &quot;;([.I$1]-[.A17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6]&lt;&gt;0);IF(([.D176]&gt;0);&quot; &quot;;[.F176]);&quot; &quot;)" office:value-type="string" office:string-value=" ">
            <text:p><text:s/></text:p>
          </table:table-cell>
          <table:table-cell table:style-name="ce30" table:formula="of:=IF(([.F176]&lt;&gt;0);IF(([.D176]&gt;0);&quot; &quot;;([.I$1]-[.A17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7]&lt;&gt;0);IF(([.D177]&gt;0);&quot; &quot;;[.F177]);&quot; &quot;)" office:value-type="string" office:string-value=" ">
            <text:p><text:s/></text:p>
          </table:table-cell>
          <table:table-cell table:style-name="ce30" table:formula="of:=IF(([.F177]&lt;&gt;0);IF(([.D177]&gt;0);&quot; &quot;;([.I$1]-[.A17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8]&lt;&gt;0);IF(([.D178]&gt;0);&quot; &quot;;[.F178]);&quot; &quot;)" office:value-type="string" office:string-value=" ">
            <text:p><text:s/></text:p>
          </table:table-cell>
          <table:table-cell table:style-name="ce30" table:formula="of:=IF(([.F178]&lt;&gt;0);IF(([.D178]&gt;0);&quot; &quot;;([.I$1]-[.A17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79]&lt;&gt;0);IF(([.D179]&gt;0);&quot; &quot;;[.F179]);&quot; &quot;)" office:value-type="string" office:string-value=" ">
            <text:p><text:s/></text:p>
          </table:table-cell>
          <table:table-cell table:style-name="ce30" table:formula="of:=IF(([.F179]&lt;&gt;0);IF(([.D179]&gt;0);&quot; &quot;;([.I$1]-[.A17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0]&lt;&gt;0);IF(([.D180]&gt;0);&quot; &quot;;[.F180]);&quot; &quot;)" office:value-type="string" office:string-value=" ">
            <text:p><text:s/></text:p>
          </table:table-cell>
          <table:table-cell table:style-name="ce30" table:formula="of:=IF(([.F180]&lt;&gt;0);IF(([.D180]&gt;0);&quot; &quot;;([.I$1]-[.A18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1]&lt;&gt;0);IF(([.D181]&gt;0);&quot; &quot;;[.F181]);&quot; &quot;)" office:value-type="string" office:string-value=" ">
            <text:p><text:s/></text:p>
          </table:table-cell>
          <table:table-cell table:style-name="ce30" table:formula="of:=IF(([.F181]&lt;&gt;0);IF(([.D181]&gt;0);&quot; &quot;;([.I$1]-[.A18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2]&lt;&gt;0);IF(([.D182]&gt;0);&quot; &quot;;[.F182]);&quot; &quot;)" office:value-type="string" office:string-value=" ">
            <text:p><text:s/></text:p>
          </table:table-cell>
          <table:table-cell table:style-name="ce30" table:formula="of:=IF(([.F182]&lt;&gt;0);IF(([.D182]&gt;0);&quot; &quot;;([.I$1]-[.A18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3]&lt;&gt;0);IF(([.D183]&gt;0);&quot; &quot;;[.F183]);&quot; &quot;)" office:value-type="string" office:string-value=" ">
            <text:p><text:s/></text:p>
          </table:table-cell>
          <table:table-cell table:style-name="ce30" table:formula="of:=IF(([.F183]&lt;&gt;0);IF(([.D183]&gt;0);&quot; &quot;;([.I$1]-[.A18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4]&lt;&gt;0);IF(([.D184]&gt;0);&quot; &quot;;[.F184]);&quot; &quot;)" office:value-type="string" office:string-value=" ">
            <text:p><text:s/></text:p>
          </table:table-cell>
          <table:table-cell table:style-name="ce30" table:formula="of:=IF(([.F184]&lt;&gt;0);IF(([.D184]&gt;0);&quot; &quot;;([.I$1]-[.A18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5]&lt;&gt;0);IF(([.D185]&gt;0);&quot; &quot;;[.F185]);&quot; &quot;)" office:value-type="string" office:string-value=" ">
            <text:p><text:s/></text:p>
          </table:table-cell>
          <table:table-cell table:style-name="ce30" table:formula="of:=IF(([.F185]&lt;&gt;0);IF(([.D185]&gt;0);&quot; &quot;;([.I$1]-[.A18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6]&lt;&gt;0);IF(([.D186]&gt;0);&quot; &quot;;[.F186]);&quot; &quot;)" office:value-type="string" office:string-value=" ">
            <text:p><text:s/></text:p>
          </table:table-cell>
          <table:table-cell table:style-name="ce30" table:formula="of:=IF(([.F186]&lt;&gt;0);IF(([.D186]&gt;0);&quot; &quot;;([.I$1]-[.A18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7]&lt;&gt;0);IF(([.D187]&gt;0);&quot; &quot;;[.F187]);&quot; &quot;)" office:value-type="string" office:string-value=" ">
            <text:p><text:s/></text:p>
          </table:table-cell>
          <table:table-cell table:style-name="ce30" table:formula="of:=IF(([.F187]&lt;&gt;0);IF(([.D187]&gt;0);&quot; &quot;;([.I$1]-[.A18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8]&lt;&gt;0);IF(([.D188]&gt;0);&quot; &quot;;[.F188]);&quot; &quot;)" office:value-type="string" office:string-value=" ">
            <text:p><text:s/></text:p>
          </table:table-cell>
          <table:table-cell table:style-name="ce30" table:formula="of:=IF(([.F188]&lt;&gt;0);IF(([.D188]&gt;0);&quot; &quot;;([.I$1]-[.A18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89]&lt;&gt;0);IF(([.D189]&gt;0);&quot; &quot;;[.F189]);&quot; &quot;)" office:value-type="string" office:string-value=" ">
            <text:p><text:s/></text:p>
          </table:table-cell>
          <table:table-cell table:style-name="ce30" table:formula="of:=IF(([.F189]&lt;&gt;0);IF(([.D189]&gt;0);&quot; &quot;;([.I$1]-[.A18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0]&lt;&gt;0);IF(([.D190]&gt;0);&quot; &quot;;[.F190]);&quot; &quot;)" office:value-type="string" office:string-value=" ">
            <text:p><text:s/></text:p>
          </table:table-cell>
          <table:table-cell table:style-name="ce30" table:formula="of:=IF(([.F190]&lt;&gt;0);IF(([.D190]&gt;0);&quot; &quot;;([.I$1]-[.A19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1]&lt;&gt;0);IF(([.D191]&gt;0);&quot; &quot;;[.F191]);&quot; &quot;)" office:value-type="string" office:string-value=" ">
            <text:p><text:s/></text:p>
          </table:table-cell>
          <table:table-cell table:style-name="ce30" table:formula="of:=IF(([.F191]&lt;&gt;0);IF(([.D191]&gt;0);&quot; &quot;;([.I$1]-[.A19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2]&lt;&gt;0);IF(([.D192]&gt;0);&quot; &quot;;[.F192]);&quot; &quot;)" office:value-type="string" office:string-value=" ">
            <text:p><text:s/></text:p>
          </table:table-cell>
          <table:table-cell table:style-name="ce30" table:formula="of:=IF(([.F192]&lt;&gt;0);IF(([.D192]&gt;0);&quot; &quot;;([.I$1]-[.A19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3]&lt;&gt;0);IF(([.D193]&gt;0);&quot; &quot;;[.F193]);&quot; &quot;)" office:value-type="string" office:string-value=" ">
            <text:p><text:s/></text:p>
          </table:table-cell>
          <table:table-cell table:style-name="ce30" table:formula="of:=IF(([.F193]&lt;&gt;0);IF(([.D193]&gt;0);&quot; &quot;;([.I$1]-[.A19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4]&lt;&gt;0);IF(([.D194]&gt;0);&quot; &quot;;[.F194]);&quot; &quot;)" office:value-type="string" office:string-value=" ">
            <text:p><text:s/></text:p>
          </table:table-cell>
          <table:table-cell table:style-name="ce30" table:formula="of:=IF(([.F194]&lt;&gt;0);IF(([.D194]&gt;0);&quot; &quot;;([.I$1]-[.A19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5]&lt;&gt;0);IF(([.D195]&gt;0);&quot; &quot;;[.F195]);&quot; &quot;)" office:value-type="string" office:string-value=" ">
            <text:p><text:s/></text:p>
          </table:table-cell>
          <table:table-cell table:style-name="ce30" table:formula="of:=IF(([.F195]&lt;&gt;0);IF(([.D195]&gt;0);&quot; &quot;;([.I$1]-[.A195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6]&lt;&gt;0);IF(([.D196]&gt;0);&quot; &quot;;[.F196]);&quot; &quot;)" office:value-type="string" office:string-value=" ">
            <text:p><text:s/></text:p>
          </table:table-cell>
          <table:table-cell table:style-name="ce30" table:formula="of:=IF(([.F196]&lt;&gt;0);IF(([.D196]&gt;0);&quot; &quot;;([.I$1]-[.A196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7]&lt;&gt;0);IF(([.D197]&gt;0);&quot; &quot;;[.F197]);&quot; &quot;)" office:value-type="string" office:string-value=" ">
            <text:p><text:s/></text:p>
          </table:table-cell>
          <table:table-cell table:style-name="ce30" table:formula="of:=IF(([.F197]&lt;&gt;0);IF(([.D197]&gt;0);&quot; &quot;;([.I$1]-[.A197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8]&lt;&gt;0);IF(([.D198]&gt;0);&quot; &quot;;[.F198]);&quot; &quot;)" office:value-type="string" office:string-value=" ">
            <text:p><text:s/></text:p>
          </table:table-cell>
          <table:table-cell table:style-name="ce30" table:formula="of:=IF(([.F198]&lt;&gt;0);IF(([.D198]&gt;0);&quot; &quot;;([.I$1]-[.A198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199]&lt;&gt;0);IF(([.D199]&gt;0);&quot; &quot;;[.F199]);&quot; &quot;)" office:value-type="string" office:string-value=" ">
            <text:p><text:s/></text:p>
          </table:table-cell>
          <table:table-cell table:style-name="ce30" table:formula="of:=IF(([.F199]&lt;&gt;0);IF(([.D199]&gt;0);&quot; &quot;;([.I$1]-[.A199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0]&lt;&gt;0);IF(([.D200]&gt;0);&quot; &quot;;[.F200]);&quot; &quot;)" office:value-type="string" office:string-value=" ">
            <text:p><text:s/></text:p>
          </table:table-cell>
          <table:table-cell table:style-name="ce30" table:formula="of:=IF(([.F200]&lt;&gt;0);IF(([.D200]&gt;0);&quot; &quot;;([.I$1]-[.A200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1]&lt;&gt;0);IF(([.D201]&gt;0);&quot; &quot;;[.F201]);&quot; &quot;)" office:value-type="string" office:string-value=" ">
            <text:p><text:s/></text:p>
          </table:table-cell>
          <table:table-cell table:style-name="ce30" table:formula="of:=IF(([.F201]&lt;&gt;0);IF(([.D201]&gt;0);&quot; &quot;;([.I$1]-[.A201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2]&lt;&gt;0);IF(([.D202]&gt;0);&quot; &quot;;[.F202]);&quot; &quot;)" office:value-type="string" office:string-value=" ">
            <text:p><text:s/></text:p>
          </table:table-cell>
          <table:table-cell table:style-name="ce30" table:formula="of:=IF(([.F202]&lt;&gt;0);IF(([.D202]&gt;0);&quot; &quot;;([.I$1]-[.A202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3]&lt;&gt;0);IF(([.D203]&gt;0);&quot; &quot;;[.F203]);&quot; &quot;)" office:value-type="string" office:string-value=" ">
            <text:p><text:s/></text:p>
          </table:table-cell>
          <table:table-cell table:style-name="ce30" table:formula="of:=IF(([.F203]&lt;&gt;0);IF(([.D203]&gt;0);&quot; &quot;;([.I$1]-[.A203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style-name="ce3" table:content-validation-name="val1"/>
          <table:table-cell table:number-columns-repeated="2"/>
          <table:table-cell/>
          <table:table-cell/>
          <table:table-cell table:style-name="ce21"/>
          <table:table-cell table:style-name="ce21"/>
          <table:table-cell table:formula="of:=IF(([.F204]&lt;&gt;0);IF(([.D204]&gt;0);&quot; &quot;;[.F204]);&quot; &quot;)" office:value-type="string" office:string-value=" ">
            <text:p><text:s/></text:p>
          </table:table-cell>
          <table:table-cell table:style-name="ce30" table:formula="of:=IF(([.F204]&lt;&gt;0);IF(([.D204]&gt;0);&quot; &quot;;([.I$1]-[.A204]));&quot; &quot;)" office:value-type="string" office:string-value=" ">
            <text:p><text:s/></text:p>
          </table:table-cell>
          <table:table-cell table:number-columns-repeated="1015"/>
        </table:table-row>
        <table:table-row table:style-name="ro1" table:number-rows-repeated="95">
          <table:table-cell table:style-name="ce3" table:content-validation-name="val1"/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4" table:content-validation-name="val1"/>
          <table:table-cell table:style-name="ce7"/>
          <table:table-cell table:style-name="ce11"/>
          <table:table-cell table:style-name="ce15"/>
          <table:table-cell table:style-name="ce19"/>
          <table:table-cell table:style-name="ce22" table:number-columns-repeated="2"/>
          <table:table-cell table:style-name="ce26"/>
          <table:table-cell table:style-name="ce31"/>
          <table:table-cell table:style-name="ce7"/>
          <table:table-cell table:number-columns-repeated="1014"/>
        </table:table-row>
        <table:table-row table:style-name="ro1">
          <table:table-cell office:value-type="string">
            <text:p>Entries below this line not included in totals</text:p>
          </table:table-cell>
          <table:table-cell table:number-columns-repeated="4"/>
          <table:table-cell table:style-name="ce21" table:number-columns-repeated="2"/>
          <table:table-cell table:number-columns-repeated="1017"/>
        </table:table-row>
        <table:table-row table:style-name="ro1" table:number-rows-repeated="652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0.499cm" fo:margin-right="1cm" style:print-page-order="ttb" style:first-page-number="continue" style:scale-to="100%" style:print="charts drawings grid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9/11/2010</text:date>, <text:time>12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Sales Turnover</text:span></text:p>
      </style:header>
      <style:header-left style:display="false"/>
      <style:footer>
        <style:region-left>
          <text:p><text:date style:data-style-name="N2" text:date-value="2010-11-19">19/11/2010</text:date> <text:s/><text:time>12:34:1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Sales Vat</dc:title>
    <meta:initial-creator>Terry Cartwright</meta:initial-creator>
    <dc:creator>Antony Cartwright</dc:creator>
    <meta:creation-date>2005-11-20T10:44:15Z</meta:creation-date>
    <dc:date>2010-11-19T12:34:16.73</dc:date>
    <meta:print-date>2006-06-12T14:49:39Z</meta:print-date>
    <meta:editing-duration>PT00H06M24S</meta:editing-duration>
    <meta:editing-cycles>1</meta:editing-cycles>
    <meta:document-statistic meta:table-count="12" meta:cell-count="12312" meta:object-count="0"/>
  </office:meta>
</office:document-meta>
</file>